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30234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30234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130234" style:font-size-asian="13pt" style:font-name-complex="Sanskrit 2003" style:font-size-complex="13pt"/>
    </style:style>
    <style:style style:name="P4" style:family="paragraph" style:parent-style-name="Footnote">
      <style:text-properties officeooo:rsid="07445071" officeooo:paragraph-rsid="074450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445071" style:font-weight-asian="bold" style:font-weight-complex="bold"/>
    </style:style>
    <style:style style:name="T3" style:family="text">
      <style:text-properties officeooo:rsid="07445071"/>
    </style:style>
    <style:style style:name="T4" style:family="text">
      <style:text-properties officeooo:rsid="07432860"/>
    </style:style>
    <style:style style:name="T5" style:family="text">
      <style:text-properties officeooo:rsid="0013116b"/>
    </style:style>
    <style:style style:name="T6" style:family="text">
      <style:text-properties officeooo:rsid="00146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ैकोनशततमोऽध्यायः </text:p>
      <text:p text:style-name="P3"><text:span text:style-name="T1">सू</text:span><text:span text:style-name="T2">र्य</text:span><text:span text:style-name="T1">प्रतिष्ठा</text:span><text:span text:style-name="T2">विधिः</text:span><text:line-break/>ईश्वर उवाच -<text:line-break/>वक्ष्ये सू<text:span text:style-name="T3">र्य</text:span>प्रतिष्ठाञ्च पूर्ववन्मण्डपादिक<text:span text:style-name="T3">म्</text:span> । <text:line-break/>स्नानादिकञ्च स<text:span text:style-name="T3">म्पा</text:span>द्य पूर्वोक्तविधिना ततः ॥१<text:span text:style-name="T4">॥</text:span> <text:line-break/>विद्यामासनशय्यायां साङ्गं विन्यस्य भास्कर<text:span text:style-name="T3">म्</text:span> । <text:line-break/>त्रितत्त्वं विन्यसेत्तत्र सस्वरं खादिपञ्चक<text:span text:style-name="T3">म्</text:span> ॥२<text:span text:style-name="T4">॥</text:span> <text:line-break/>शुद्ध्यादि पूर्ववत्कृत्वा पिण्डीं संशोध्य पूर्ववत् । <text:line-break/><text:note text:id="ftn1" text:note-class="footnote"><text:note-citation>1</text:note-citation><text:note-body><text:p text:style-name="P4">सदेशपाद</text:p></text:note-body></text:note>सदेशपदप<text:span text:style-name="T3">र्य</text:span>न्तं विन्यस्य तत्त्वपञ्चक<text:span text:style-name="T3">म्</text:span> ॥३<text:span text:style-name="T4">॥</text:span> <text:line-break/>शक्त्या च सर्वतोमुख्या संस्थाप्य विधिवत्ततः । <text:line-break/>स्वाणुना विधिवत्सू<text:span text:style-name="T3">र्यं</text:span> शक्त्यन्तं स्थापयेद्गुरुः ॥४<text:span text:style-name="T4">॥</text:span> <text:line-break/>स्वाम्यन्तमथ वा<text:span text:style-name="T3">ऽऽ</text:span>दित्यं<text:note text:id="ftn2" text:note-class="footnote"><text:note-citation>2</text:note-citation><text:note-body><text:p text:style-name="P4">त्यं यदा तन्नाम</text:p></text:note-body></text:note> पादान्तन्नाम धारयेत् । <text:line-break/>सू<text:span text:style-name="T3">र्य</text:span>मन्त्रास्तु पूर्वोक्ता द्रष्टव्याः स्थापने<text:span text:style-name="T3">ऽ</text:span>पि च ॥५<text:span text:style-name="T4">॥</text:span> </text:p>
      <text:p text:style-name="P1">इत्याग्नेये महापुराणे सू<text:span text:style-name="T6">र्य</text:span>प्रतिष्ठा नामैकोनशत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24:36.346201399</meta:creation-date>
    <dc:date>2017-07-11T11:26:01.187542960</dc:date>
    <meta:editing-duration>PT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5" meta:character-count="324" meta:non-whitespace-character-count="253"/>
  </office:meta>
</office:document-meta>
</file>